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8Num11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4" style:family="paragraph" style:parent-style-name="Standard">
      <style:paragraph-properties fo:text-align="justify" style:justify-single-word="false"/>
      <style:text-properties style:font-name-asian="Wingdings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 style:font-name-asian="Wingdings"/>
    </style:style>
    <style:style style:name="P8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Courier New" fo:font-size="8pt" fo:language="en" fo:country="US" style:font-name-asian="Wingdings" style:font-size-asian="8pt" style:font-name-complex="Courier New"/>
    </style:style>
    <style:style style:name="P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1" style:family="paragraph" style:parent-style-name="Heading_20_2">
      <style:text-properties style:font-name-asian="Wingdings"/>
    </style:style>
    <style:style style:name="P12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13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fo:font-size="8pt" style:font-size-asian="8pt" style:font-name-complex="Courier New"/>
    </style:style>
    <style:style style:name="T4" style:family="text">
      <style:text-properties style:font-name="Courier New" fo:font-size="8pt" fo:language="en" fo:country="US" style:font-size-asian="8pt" style:font-name-complex="Courier New"/>
    </style:style>
    <style:style style:name="T5" style:family="text">
      <style:text-properties style:font-name="Courier New" fo:font-size="8pt" fo:language="en" fo:country="US" style:font-name-asian="Wingdings" style:font-size-asian="8pt" style:font-name-complex="Courier New"/>
    </style:style>
    <style:style style:name="T6" style:family="text">
      <style:text-properties style:font-name="Courier New" fo:font-size="8pt" style:font-name-asian="Wingdings" style:font-size-asian="8pt" style:font-name-complex="Courier New"/>
    </style:style>
    <style:style style:name="T7" style:family="text">
      <style:text-properties style:font-name="Wingdings" fo:font-size="8pt" fo:language="en" fo:country="US" style:font-name-asian="Wingdings" style:font-size-asian="8pt" style:font-name-complex="Wingding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3" text:outline-level="1">сишные трюки<text:line-break/>(<text:span text:style-name="T1">1Fh</text:span> выпуск)</text:h>
      <text:p text:style-name="Standard">крис касперски ака мыщъх, <text:span text:style-name="T1">a.k.a. souriz</text:span>, <text:span text:style-name="T1">a.k.a. nezumi</text:span>, <text:span text:style-name="T1">no</text:span>-<text:span text:style-name="T1">email</text:span></text:p>
      <text:p text:style-name="P5"/>
      <text:p text:style-name="P10">язык си не предоставляет никаких средств для временного отключения блоков кода и большинство программистов делают это с помощью комментариев. казалось бы что может быть проще и о каких трюках тут вообще говорить? на самом же деле, комментарии не только не единственный, но и едва ли не самый худший прием среди прочих о которых мы сейчас и поговорим!</text:p>
      <text:h text:style-name="Heading_20_2" text:outline-level="2">трюк <text:span text:style-name="T1">#1 –</text:span> комментарии, ремарки и помарки</text:h>
      <text:p text:style-name="P6">Системы контроля версий как раз и создавались для того, чтобы обеспечить легкий, прозрачный и непротиворечивый механизм безопасной правки исходных текстов инвариантный по отношению к самому языку. Однако, на практике системы контроля версий используются только для организации совместной работы над проектом, да и то не всегда. Уж слишком много телодвижений приходится совершать всякий раз, а программисты — люди ленивые.</text:p>
      <text:p text:style-name="P6">Если нам необходимо временно отключить блок кода, намного проще закомментировать его, а потом удалить комментарии, подключая его обратно. Быстро. Дешево. Сердито. Но увы… потенциально небезопасно с точки зрения внесения новых ошибок и развала уже отлаженной программы, чего допускать ни в коем случае нельзя. А потому прежде, чем идти дальше, сформулируем перечень требований, предъявляемый к механизмам отключения кода:</text:p>
      <text:p text:style-name="P6"/>
      <text:list xml:id="list2869744933646006157" text:style-name="WW8Num11">
        <text:list-item>
          <text:p text:style-name="P2">легкость использования (никто не будет пользовать средство, требующее кучи телодвижений);</text:p>
        </text:list-item>
        <text:list-item>
          <text:p text:style-name="P2">вложенность (внутри отключаемого блока может находится один или несколько ранее отключенных блоков);</text:p>
        </text:list-item>
        <text:list-item>
          <text:p text:style-name="P2">многоуровневость (если для отключения блока кода необходимо исправить два и более несмежных фрагментов исходного текста, необходимо гарантировать корректное снятие блокировки, что становится особенно актуально, если отключаются независимые блоки А, <text:span text:style-name="T1">B</text:span>, С<text:span text:style-name="T1"> – </text:span>тогда, при включении блока <text:span text:style-name="T1">B </text:span>возникает угроза подключения фрагментов, относящихся к блокам <text:span text:style-name="T1">A </text:span>и <text:span text:style-name="T1">C</text:span>, что ведет к развалу программы);</text:p>
        </text:list-item>
        <text:list-item>
          <text:p text:style-name="P2">поддержка всех языковых конструкций (какой прок от инструмента, если он работает только с ограниченным набором языковых конструкций, например, не позволяет отключать ассемблерные вставки?!);</text:p>
        </text:list-item>
      </text:list>
      <text:p text:style-name="P6"/>
      <text:p text:style-name="P6">Удовлетворяют ли комментарии указанным требованиям?! А вот и нет! Комментарии в стиле Си (<text:span text:style-name="T1">/* <text:s text:c="2"/>*/)</text:span> очень удобны, поскольку, позволяют отключать огромные блоки кода нажатием всего четырех клавиш, к тому же они могут располагаться в любом месте строки, а не только в ее начале. Однако, отсутствие поддержки вложенности создает серьезные проблемы.</text:p>
      <text:p text:style-name="P6">Например:</text:p>
      <text:p text:style-name="P6"/>
      <text:p text:style-name="P1"><text:span text:style-name="T3">/* </text:span><text:span text:style-name="T7"></text:span><text:span text:style-name="T5"> </text:span><text:span text:style-name="T6">ошибка! закомментированный блок уже содержит </text:span><text:span text:style-name="T5">/* <text:s text:c="2"/>*/</text:span></text:p>
      <text:p text:style-name="P4"><text:span text:style-name="T3"><text:tab/></text:span><text:span text:style-name="T4">for (a = 0; a &lt; N; a++)</text:span></text:p>
      <text:p text:style-name="P3"><text:tab/>{</text:p>
      <text:p text:style-name="P3"><text:tab/><text:tab/>/*</text:p>
      <text:p text:style-name="P4"><text:span text:style-name="T4"><text:tab/><text:tab/><text:tab/>for (b = 0; b &lt; M; b++)</text:span></text:p>
      <text:p text:style-name="P3"><text:tab/><text:tab/><text:tab/><text:tab/>if (!strcmp(name_array[a], vip_array[b])) continue;</text:p>
      <text:p text:style-name="P3"><text:tab/><text:tab/>*/</text:p>
      <text:p text:style-name="P3"><text:tab/><text:tab/></text:p>
      <text:p text:style-name="P3"><text:tab/><text:tab/>// DeleteFile(name_array[a]);</text:p>
      <text:p text:style-name="P3"><text:tab/><text:tab/>pritnf("%d %s\n", a, name_array[a]);</text:p>
      <text:p text:style-name="P3"><text:tab/><text:tab/></text:p>
      <text:p text:style-name="P3"><text:tab/>}</text:p>
      <text:p text:style-name="P3">*/</text:p>
      <text:p text:style-name="P12">Листинг<text:span text:style-name="T1"> </text:span><text:sequence text:ref-name="refЛистинг0" text:name="Листинг" text:formula="ooow:Листинг+1" style:num-format="1">1</text:sequence><text:span text:style-name="T1"> </text:span>демонстрация некорректного использования комментариев <text:span text:style-name="T1">/* */ </text:span>для временного отключения блоков кода</text:p>
      <text:p text:style-name="P9"><text:soft-page-break/>Попытка выключить цикл <text:span text:style-name="T1">for (a,,) </text:span>ведет к ошибке компиляции — комментарии <text:span text:style-name="T1">/* <text:s text:c="2"/>*/ </text:span>не могут быть вложенными и в таких случаях программисты используют альтернативу в виде "//" допускающую вложенность, но, увы, вручную проставляемую вначале <text:span text:style-name="T1">_</text:span>каждой<text:span text:style-name="T1">_</text:span> строки, что очень утомительно и совершенно непроизводительно, если, конечно, не использовать макросы, поддерживаемые средой разработки (а практически все среды разработки их поддерживают). Аналогичным образом осуществляется и снятие комментариев.</text:p>
      <text:p text:style-name="P9">И все было бы хорошо, да вот неоднозначности с уровнем вложенности делают отключение блоков небезопасным.<text:span text:style-name="T1"> </text:span>В нашем случае мы имеем три раздельных отключаемых блока кода. Во-первых, это заблокированная проверка принадлежности удаляемого файла к <text:span text:style-name="T1">vip_array</text:span>, во-вторых, это, собственно, само удаление файла (заблокированное и замененное отладочной печатью через <text:span text:style-name="T1">printf) </text:span>и, в-третьих, комментарий, пытающийся отключить цикл <text:span text:style-name="T1">for(a,,) </text:span>со всем что в нем находится.</text:p>
      <text:p text:style-name="P9">Отключаются блоки кода очень просто, а вот обратное утверждение уже неверно. Никаким автоматизмом тут уже и не пахнет, в результате чего нам приходится разбираться с назначением каждого блока самостоятельно. Однако, если немного поколдовать над комментариями…</text:p>
      <text:p text:style-name="P9">Пусть следом за "//" идет цифра (или буква) указывающая принадлежность текущей комментируемой строки к блоку кода. Продвинутые среды разработки типа <text:span text:style-name="T1">Microsoft Visual Studio </text:span>поддерживают развитый макроязык, позволяющий выполнять лексический анализ, удаляя только те комментарии, за которыми идет заданная буква/цифра.</text:p>
      <text:p text:style-name="P9">Это может выглядеть, например, так:</text:p>
      <text:p text:style-name="P9"/>
      <text:p text:style-name="P4"><text:span text:style-name="T4">//3</text:span><text:span text:style-name="T3"><text:tab/>for (a = 0; a &lt; N; a++)</text:span></text:p>
      <text:p text:style-name="P4"><text:span text:style-name="T4">//3</text:span><text:span text:style-name="T3"><text:tab/>{</text:span></text:p>
      <text:p text:style-name="P3">//3 //2</text:p>
      <text:p text:style-name="P4"><text:span text:style-name="T4">//3 //2</text:span><text:span text:style-name="T3"><text:tab/><text:tab/>for (b = 0; b &lt; M; b++)</text:span></text:p>
      <text:p text:style-name="P4"><text:span text:style-name="T4">//3 //2</text:span><text:span text:style-name="T3"><text:tab/><text:tab/><text:tab/>if (!strcmp(name_array[a], vip_array[b])) continue;</text:span></text:p>
      <text:p text:style-name="P3">//3 //2</text:p>
      <text:p text:style-name="P4"><text:span text:style-name="T4">//3 //1</text:span><text:span text:style-name="T3"><text:tab/><text:tab/>// DeleteFile(name_array[a]);</text:span></text:p>
      <text:p text:style-name="P4"><text:span text:style-name="T4">//3</text:span><text:span text:style-name="T3"><text:tab/><text:tab/>pritnf("%d %s\n", a, name_array[a]);</text:span></text:p>
      <text:p text:style-name="P4"><text:span text:style-name="T4">//3 <text:tab/></text:span><text:span text:style-name="T3">}</text:span></text:p>
      <text:p text:style-name="P12">Листинг <text:sequence text:ref-name="refЛистинг1" text:name="Листинг" text:formula="ooow:Листинг+1" style:num-format="1">2</text:sequence> имитация многоуровневой структуры отключаемых блоков исходного кода посредством комментариев</text:p>
      <text:p text:style-name="P9">Проблема вложенности решена на 100%, проблема многоварианости — на 50% (после удаления комментария <text:span text:style-name="T1">//1 </text:span>мы так же должны удалить, а точнее временно заблокировать следующую за ним строку с отладочной печатью), однако, в целом предложенная техника намного более удобна и единственный серьезный недостаток — привязка программиста к конкретной среде с набором пользовательских макросов. Менее серьезный недостаток — ассемблерные вставки как правило не поддерживают Си/Си++ комментариев и потому должны обрабатываться отдельно, усложняя реализацию нашего макродвижка и сводя его преимущества на нет.</text:p>
      <text:h text:style-name="P11" text:outline-level="2">трюк <text:span text:style-name="T1">#2</text:span> — директивы условной трансляции</text:h>
      <text:p text:style-name="P9">Разработанные для поддержки многовариантного кода директивы условной трансляции оказались практически невостребованными (речь, разумеется, идет только о временном выключении кода), что очень странно — директивы условной трансляции намного более эффективны, чем комментарии и пример, приведенный ниже, доказывает этот тезис.</text:p>
      <text:p text:style-name="P9"/>
      <text:p text:style-name="P4"><text:span text:style-name="T4">#define _D1_<text:tab/><text:tab/>// </text:span><text:span text:style-name="T3">блок </text:span><text:span text:style-name="T4">_D1_ </text:span><text:span text:style-name="T3">включен</text:span></text:p>
      <text:p text:style-name="P4"><text:span text:style-name="T4">//#define _D2_</text:span><text:span text:style-name="T3"><text:tab/></text:span><text:span text:style-name="T4"><text:tab/>// </text:span><text:span text:style-name="T3">блок </text:span><text:span text:style-name="T4">_D</text:span><text:span text:style-name="T3">2</text:span><text:span text:style-name="T4">_ </text:span><text:span text:style-name="T3">выключен</text:span></text:p>
      <text:p text:style-name="P4"><text:span text:style-name="T4">#define _D3_</text:span><text:span text:style-name="T3"><text:tab/><text:tab/></text:span><text:span text:style-name="T4">// </text:span><text:span text:style-name="T3">блок </text:span><text:span text:style-name="T4">_D</text:span><text:span text:style-name="T3">3</text:span><text:span text:style-name="T4">_ </text:span><text:span text:style-name="T3">включен</text:span></text:p>
      <text:p text:style-name="P3"/>
      <text:p text:style-name="P3">#ifdef _D1_</text:p>
      <text:p text:style-name="P4"><text:span text:style-name="T3"><text:tab/></text:span><text:span text:style-name="T4">for (a = 0; a &lt; N; a++)</text:span></text:p>
      <text:p text:style-name="P3"><text:tab/>{</text:p>
      <text:p text:style-name="P3"/>
      <text:p text:style-name="P4"><text:span text:style-name="T4">#ifdef _D2_</text:span></text:p>
      <text:p text:style-name="P3"><text:tab/><text:tab/><text:tab/>for (b = 0; b &lt; M; b++)</text:p>
      <text:p text:style-name="P3"><text:tab/><text:tab/><text:tab/><text:tab/>if (!strcmp(name_array[a], vip_array[b])) continue;</text:p>
      <text:p text:style-name="P3">#endif</text:p>
      <text:p text:style-name="P3"/>
      <text:p text:style-name="P3">#ifdef _D3_</text:p>
      <text:p text:style-name="P3"><text:tab/><text:tab/>DeleteFile(name_array[a]);</text:p>
      <text:p text:style-name="P3">#else</text:p>
      <text:p text:style-name="P3"><text:soft-page-break/><text:tab/><text:tab/>pritnf("%d %s\n", a, name_array[a]);</text:p>
      <text:p text:style-name="P3">#endif</text:p>
      <text:p text:style-name="P3"><text:tab/>}</text:p>
      <text:p text:style-name="P3">#endif</text:p>
      <text:p text:style-name="P12">Листинг <text:sequence text:ref-name="refЛистинг2" text:name="Листинг" text:formula="ooow:Листинг+1" style:num-format="1">3</text:sequence> директивы препроцессора, отключающие блоки кода</text:p>
      <text:p text:style-name="P9">Проблема вложенности решается сама собой, многовариантность поддерживается очень хорошо, позволяя нам включать/выключать определенные блоки, не затрагивая остальных, причем, при подключении "DeleteFile(name_array[a])" — автоматически отключается отладочная печать и наоборот. В результате чего риск развала программы уменьшается до нуля. Самое интересное, что директивы условной трансляции ничуть не хуже работают и с ассемблерными вставками!</text:p>
      <text:p text:style-name="P9"/>
      <text:p text:style-name="P3">__asm{</text:p>
      <text:p text:style-name="P3"><text:tab/>xor eax,eax</text:p>
      <text:p text:style-name="P3">#ifdef _D1_</text:p>
      <text:p text:style-name="P4"><text:span text:style-name="T4"><text:tab/>PUSH file_name</text:span></text:p>
      <text:p text:style-name="P3"><text:tab/>CALL DeleteFile</text:p>
      <text:p text:style-name="P3">#endif</text:p>
      <text:p text:style-name="P3">}</text:p>
      <text:p text:style-name="P12">Листинг <text:sequence text:ref-name="refЛистинг3" text:name="Листинг" text:formula="ooow:Листинг+1" style:num-format="1">4</text:sequence><text:span text:style-name="T1"> </text:span>директивы препроцессора, отключающие ассемблерные инструкции _внутри_ ассемблерных вставок</text:p>
      <text:p text:style-name="P9">Конечно, писать "<text:span text:style-name="T1">#if def _Dx_"</text:span> намного длиннее, чем <text:span text:style-name="T1">"//" или "/* <text:s text:c="2"/>*/"</text:span>, однако, это не проблема — клавиатурные макросы на что?! Хотя про нежелание связаться с макросами мы уже говорили. Ну макросы это ладно. Хуже всего, что отключенные блоки кода не попадают в релиз, и если у конечного пользователя программа начнет дико глючить у нас не будет никакой возможности отключить их без перекомпиляции всего кода.</text:p>
      <text:h text:style-name="P11" text:outline-level="2">трюк <text:span text:style-name="T1">#3 – </text:span>ветвления</text:h>
      <text:p text:style-name="P9">Финальный прием устраняет основные недостатки предыдущего трюка, добавляя к нему свои собственные достоинства, а достоинств у него… Короче, намного больше одного. Идея заключается в использовании конструкции <text:span text:style-name="T1">if (_Dx_)</text:span>, а при необходимости и <text:span text:style-name="T1">if (_Dx_) else.</text:span></text:p>
      <text:p text:style-name="P9">Оператор <text:span text:style-name="T1">"if"</text:span>, стоящий перед одиночным блоком кода, не требует замыкающего <text:span text:style-name="T1">"#endif"</text:span>, что ускоряет процесс программирования и не так сильно загромождает листинг. Но это мелочь. Гораздо важнее, что если <text:span text:style-name="T1">_Dx_ </text:span>константа (например, <text:span text:style-name="T1">"1")</text:span>, то оптимизирующий компилятор выбрасывает вызов <text:span text:style-name="T1">if, </text:span>удаляя лишний оверхид. Если же _<text:span text:style-name="T1">Dx_ </text:span>переменная (глобальная, конечно), то компилятор оставляет ветвление "как есть", давая нам возможность управлять поведением программы — если у пользователей возникнут проблемы из-за ошибки в плохо отлаженном блоке кода, то этот блок можно отключить (естественно, если значения флагов вынесены в конфигурационный файл или доступны через пользовательский интерфейс, но это уже несущественные детали реализации).</text:p>
      <text:p text:style-name="P9">Пример использования ветвлений для отключения блоков кода приведен ниже:</text:p>
      <text:p text:style-name="P7"/>
      <text:p text:style-name="P4"><text:span text:style-name="T4">#define _D1_<text:tab/>0<text:tab/>// </text:span><text:span text:style-name="T3">блок _</text:span><text:span text:style-name="T4">D1_ </text:span><text:span text:style-name="T3">выключен (ветвление в релиз не попадает)</text:span></text:p>
      <text:p text:style-name="P4"><text:span text:style-name="T4">#define _D3_<text:tab/>1</text:span><text:span text:style-name="T3"><text:tab/></text:span><text:span text:style-name="T4">// </text:span><text:span text:style-name="T3">блок _</text:span><text:span text:style-name="T4">D3_ </text:span><text:span text:style-name="T3">включен <text:s/>(ветвление в релиз не попадает)</text:span></text:p>
      <text:p text:style-name="P4"><text:span text:style-name="T4">int<text:tab/>_D2_<text:tab/>1</text:span><text:span text:style-name="T3"><text:tab/></text:span><text:span text:style-name="T4">// </text:span><text:span text:style-name="T3">блок </text:span><text:span text:style-name="T4">_D2_ </text:span><text:span text:style-name="T3">включен <text:s/>(ветвление попадает в релиз!)</text:span></text:p>
      <text:p text:style-name="P3"/>
      <text:p text:style-name="P3">if (_D1_)</text:p>
      <text:p text:style-name="P4"><text:span text:style-name="T3"><text:tab/></text:span><text:span text:style-name="T4">for (a = 0; a &lt; N; a++)</text:span></text:p>
      <text:p text:style-name="P3"><text:tab/>{</text:p>
      <text:p text:style-name="P3"><text:tab/></text:p>
      <text:p text:style-name="P3">if (_D2_)</text:p>
      <text:p text:style-name="P8"><text:tab/>for (b = 0; b &lt; M; b++)</text:p>
      <text:p text:style-name="P3"><text:tab/><text:tab/><text:tab/>if (!strcmp(name_array[a], vip_array[b])) continue;</text:p>
      <text:p text:style-name="P3">if (_D3_)</text:p>
      <text:p text:style-name="P3"><text:tab/><text:tab/>DeleteFile(name_array[a]);</text:p>
      <text:p text:style-name="P3">else</text:p>
      <text:p text:style-name="P4"><text:span text:style-name="T4"><text:tab/><text:tab/>pritnf("%d %s\n", a, name_array[a]);</text:span></text:p>
      <text:p text:style-name="P3"><text:tab/>}</text:p>
      <text:p text:style-name="P12">Листинг <text:sequence text:ref-name="refЛистинг4" text:name="Листинг" text:formula="ooow:Листинг+1" style:num-format="1">5</text:sequence><text:span text:style-name="T1"> </text:span>использование ветвлений для выключения блоков кода</text:p>
      <text:p text:style-name="P9">Как мы видим, листинг 5 намного компактнее и нагляднее листинга 4, так что при всем уважении к директивам условной трансляции, они идут лесом. А вот ветвления можно <text:soft-page-break/>использовать для выключения блока ассемблерных вставок (о чем кстати говоря, умалчивает штатная документация, но следующий пример компилируется вполне нормально):</text:p>
      <text:p text:style-name="P9"/>
      <text:p text:style-name="P3">#define _D1_<text:tab/>0</text:p>
      <text:p text:style-name="P3"/>
      <text:p text:style-name="P3">if (_D1_)</text:p>
      <text:p text:style-name="P3"><text:tab/>__asm{</text:p>
      <text:p text:style-name="P3"><text:tab/><text:tab/>INT 03</text:p>
      <text:p text:style-name="P3"><text:tab/>}</text:p>
      <text:p text:style-name="P12">Листинг<text:span text:style-name="T1"> </text:span><text:sequence text:ref-name="refЛистинг5" text:name="Листинг" text:formula="ooow:Листинг+1" style:num-format="1">6</text:sequence><text:span text:style-name="T1"> </text:span>использование ветвлений для выключения ассемблерных вставок</text:p>
      <text:p text:style-name="P9">Ветвления, конечно, тоже не лишены недостатков, однако, для временного выключения блоков кода они намного лучше, удобнее и продуктивнее, чем комментарии. Естественно, существуют и другие средства. Взять хотя бы <text:span text:style-name="T1">"return", </text:span>позволяющий одним движением руки погасить блок кода до самого конца функции. Критикуемый <text:span text:style-name="T1">GOTO –</text:span> отличная штука, но только в малых дозах. Иначе программа превращается в настоящее спагетти, которое практически невозможно распута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8-11-10T20:39:00</dc:date>
    <meta:editing-cycles>73</meta:editing-cycles>
    <meta:editing-duration>PT3H14M</meta:editing-duration>
    <meta:document-statistic meta:table-count="0" meta:image-count="0" meta:object-count="0" meta:page-count="4" meta:paragraph-count="100" meta:word-count="1304" meta:character-count="9468" meta:non-whitespace-character-count="8177"/>
    <meta:generator>LibreOffice/5.1.4.2$Windows_x86 LibreOffice_project/f99d75f39f1c57ebdd7ffc5f42867c12031db97a</meta:generator>
  </office:meta>
</office:document-meta>
</file>